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66a11"/>
    </style:style>
    <style:style style:name="P2" style:family="paragraph" style:parent-style-name="Standard">
      <style:text-properties fo:language="de" fo:country="DE" officeooo:rsid="00166a11" officeooo:paragraph-rsid="00166a11"/>
    </style:style>
    <style:style style:name="P3" style:family="paragraph" style:parent-style-name="Standard">
      <style:text-properties fo:language="de" fo:country="DE" officeooo:rsid="0018351c" officeooo:paragraph-rsid="0018351c"/>
    </style:style>
    <style:style style:name="P4" style:family="paragraph" style:parent-style-name="Standard">
      <style:text-properties fo:language="de" fo:country="DE" officeooo:rsid="0018c776" officeooo:paragraph-rsid="0018c776"/>
    </style:style>
    <style:style style:name="P5" style:family="paragraph" style:parent-style-name="Standard">
      <style:text-properties fo:language="de" fo:country="DE" officeooo:rsid="001b20a3" officeooo:paragraph-rsid="001b20a3"/>
    </style:style>
    <style:style style:name="P6" style:family="paragraph" style:parent-style-name="Standard">
      <style:text-properties fo:language="de" fo:country="DE" officeooo:rsid="001c77e8" officeooo:paragraph-rsid="001c77e8"/>
    </style:style>
    <style:style style:name="P7" style:family="paragraph" style:parent-style-name="Standard">
      <style:text-properties officeooo:rsid="001c77e8" officeooo:paragraph-rsid="001c77e8"/>
    </style:style>
    <style:style style:name="P8" style:family="paragraph" style:parent-style-name="Standard">
      <style:text-properties style:text-position="0% 100%" officeooo:rsid="001c77e8" officeooo:paragraph-rsid="001c77e8"/>
    </style:style>
    <style:style style:name="P9" style:family="paragraph" style:parent-style-name="Standard">
      <style:text-properties style:text-position="0% 100%" officeooo:rsid="00215192" officeooo:paragraph-rsid="00215192"/>
    </style:style>
    <style:style style:name="P10" style:family="paragraph" style:parent-style-name="Standard">
      <style:text-properties style:text-position="0% 100%" officeooo:rsid="002f0293" officeooo:paragraph-rsid="003131dd"/>
    </style:style>
    <style:style style:name="P11" style:family="paragraph" style:parent-style-name="Standard">
      <style:text-properties style:text-position="0% 100%" officeooo:rsid="00319459" officeooo:paragraph-rsid="00319459"/>
    </style:style>
    <style:style style:name="P12" style:family="paragraph" style:parent-style-name="Standard">
      <style:text-properties style:text-position="0% 100%" officeooo:rsid="00319459" officeooo:paragraph-rsid="00324a98"/>
    </style:style>
    <style:style style:name="P13" style:family="paragraph" style:parent-style-name="Standard">
      <style:paragraph-properties fo:break-before="page"/>
      <style:text-properties fo:language="de" fo:country="DE" officeooo:rsid="001c77e8" officeooo:paragraph-rsid="001c77e8"/>
    </style:style>
    <style:style style:name="P14" style:family="paragraph" style:parent-style-name="Standard" style:list-style-name="L1">
      <style:text-properties fo:language="de" fo:country="DE" officeooo:rsid="00166a11"/>
    </style:style>
    <style:style style:name="P15" style:family="paragraph" style:parent-style-name="Standard" style:list-style-name="L1">
      <style:text-properties fo:language="de" fo:country="DE" officeooo:rsid="00166a11" officeooo:paragraph-rsid="00166a11"/>
    </style:style>
    <style:style style:name="P16" style:family="paragraph" style:parent-style-name="Standard" style:list-style-name="L2">
      <style:text-properties fo:language="de" fo:country="DE" officeooo:rsid="0018351c" officeooo:paragraph-rsid="0018351c"/>
    </style:style>
    <style:style style:name="P17" style:family="paragraph" style:parent-style-name="Standard" style:list-style-name="L3">
      <style:text-properties fo:language="de" fo:country="DE" officeooo:rsid="0018c776" officeooo:paragraph-rsid="0018c776"/>
    </style:style>
    <style:style style:name="P18" style:family="paragraph" style:parent-style-name="Standard" style:list-style-name="L3">
      <style:text-properties fo:language="de" fo:country="DE" officeooo:rsid="0019f055" officeooo:paragraph-rsid="0019f055"/>
    </style:style>
    <style:style style:name="P19" style:family="paragraph" style:parent-style-name="Standard" style:list-style-name="L4">
      <style:text-properties fo:language="de" fo:country="DE" officeooo:rsid="001b20a3" officeooo:paragraph-rsid="001b20a3"/>
    </style:style>
    <style:style style:name="P20" style:family="paragraph" style:parent-style-name="Standard" style:list-style-name="L5">
      <style:text-properties fo:language="de" fo:country="DE" officeooo:rsid="001b20a3" officeooo:paragraph-rsid="001b20a3"/>
    </style:style>
    <style:style style:name="P21" style:family="paragraph" style:parent-style-name="Standard" style:list-style-name="L6">
      <style:text-properties fo:language="de" fo:country="DE" officeooo:rsid="001b20a3" officeooo:paragraph-rsid="001b20a3"/>
    </style:style>
    <style:style style:name="P22" style:family="paragraph" style:parent-style-name="Standard">
      <style:text-properties fo:language="de" fo:country="DE" officeooo:rsid="001c77e8" officeooo:paragraph-rsid="001c77e8"/>
    </style:style>
    <style:style style:name="P23" style:family="paragraph" style:parent-style-name="Standard" style:list-style-name="L7">
      <style:text-properties fo:language="de" fo:country="DE" officeooo:rsid="001c77e8" officeooo:paragraph-rsid="001c77e8"/>
    </style:style>
    <style:style style:name="P24" style:family="paragraph" style:parent-style-name="Standard" style:list-style-name="L7">
      <style:text-properties fo:language="de" fo:country="DE" officeooo:rsid="001c77e8" officeooo:paragraph-rsid="00336363"/>
    </style:style>
    <style:style style:name="P25" style:family="paragraph" style:parent-style-name="Standard">
      <style:text-properties fo:language="de" fo:country="DE" officeooo:rsid="003423dd" officeooo:paragraph-rsid="003423dd"/>
    </style:style>
    <style:style style:name="P26" style:family="paragraph" style:parent-style-name="Standard" style:list-style-name="L7">
      <style:text-properties officeooo:rsid="003423dd" officeooo:paragraph-rsid="003423dd"/>
    </style:style>
    <style:style style:name="P27" style:family="paragraph" style:parent-style-name="Standard">
      <style:text-properties style:text-position="0% 100%" fo:language="de" fo:country="DE" officeooo:rsid="00324a98" officeooo:paragraph-rsid="00324a98" style:font-size-asian="10.5pt"/>
    </style:style>
    <style:style style:name="P28" style:family="paragraph" style:parent-style-name="Standard">
      <style:text-properties style:text-position="0% 100%" officeooo:rsid="001df232" officeooo:paragraph-rsid="001df232"/>
    </style:style>
    <style:style style:name="P29" style:family="paragraph" style:parent-style-name="Standard">
      <style:text-properties style:text-position="0% 100%" officeooo:rsid="003473b2" officeooo:paragraph-rsid="003473b2"/>
    </style:style>
    <style:style style:name="P30" style:family="paragraph" style:parent-style-name="Standard">
      <style:paragraph-properties fo:break-before="page"/>
      <style:text-properties style:text-position="0% 100%" fo:language="de" fo:country="DE" officeooo:rsid="00319459" officeooo:paragraph-rsid="00319459" style:font-size-asian="10.5pt"/>
    </style:style>
    <style:style style:name="P31" style:family="paragraph" style:parent-style-name="Standard">
      <style:paragraph-properties fo:break-before="page"/>
      <style:text-properties style:text-position="0% 100%" officeooo:rsid="001df232" officeooo:paragraph-rsid="001df232"/>
    </style:style>
    <style:style style:name="T1" style:family="text">
      <style:text-properties fo:language="de" fo:country="DE"/>
    </style:style>
    <style:style style:name="T2" style:family="text">
      <style:text-properties fo:language="de" fo:country="DE" style:font-size-asian="10.5pt"/>
    </style:style>
    <style:style style:name="T3" style:family="text">
      <style:text-properties fo:language="de" fo:country="DE" officeooo:rsid="0022cc11" style:font-size-asian="10.5pt"/>
    </style:style>
    <style:style style:name="T4" style:family="text">
      <style:text-properties fo:language="de" fo:country="DE" officeooo:rsid="0023e900" style:font-size-asian="10.5pt"/>
    </style:style>
    <style:style style:name="T5" style:family="text">
      <style:text-properties fo:language="de" fo:country="DE" officeooo:rsid="00248b6b" style:font-size-asian="10.5pt"/>
    </style:style>
    <style:style style:name="T6" style:family="text">
      <style:text-properties fo:language="de" fo:country="DE" officeooo:rsid="002a9738" style:font-size-asian="10.5pt"/>
    </style:style>
    <style:style style:name="T7" style:family="text">
      <style:text-properties fo:language="de" fo:country="DE" officeooo:rsid="002c4815" style:font-size-asian="10.5pt"/>
    </style:style>
    <style:style style:name="T8" style:family="text">
      <style:text-properties fo:language="de" fo:country="DE" officeooo:rsid="00215192" style:font-size-asian="10.5pt"/>
    </style:style>
    <style:style style:name="T9" style:family="text">
      <style:text-properties fo:language="de" fo:country="DE" officeooo:rsid="002f0293" style:font-size-asian="10.5pt"/>
    </style:style>
    <style:style style:name="T10" style:family="text">
      <style:text-properties fo:language="de" fo:country="DE" officeooo:rsid="0031733a" style:font-size-asian="10.5pt"/>
    </style:style>
    <style:style style:name="T11" style:family="text">
      <style:text-properties fo:language="de" fo:country="DE" officeooo:rsid="00324a98" style:font-size-asian="10.5pt"/>
    </style:style>
    <style:style style:name="T12" style:family="text">
      <style:text-properties officeooo:rsid="0019f055"/>
    </style:style>
    <style:style style:name="T13" style:family="text">
      <style:text-properties style:text-position="sub 58%" fo:language="de" fo:country="DE" style:font-size-asian="10.5pt"/>
    </style:style>
    <style:style style:name="T14" style:family="text">
      <style:text-properties officeooo:rsid="001cb021"/>
    </style:style>
    <style:style style:name="T15" style:family="text">
      <style:text-properties officeooo:rsid="001fac3f"/>
    </style:style>
    <style:style style:name="T16" style:family="text">
      <style:text-properties officeooo:rsid="003671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DA</text:p>
      <text:p text:style-name="P1"/>
      <text:list xml:id="list584034201545072881" text:style-name="L1">
        <text:list-item>
          <text:p text:style-name="P14">skalierbares Array von multi-thread Streaming <text:span text:style-name="T12">(Multi) </text:span>Processors (SM)</text:p>
        </text:list-item>
        <text:list-item>
          <text:p text:style-name="P14">ein SM führt hunderte threads gleichzeitig aus, in Gruppen aus 32 parallelen Threads (Warps)</text:p>
        </text:list-item>
        <text:list-item>
          <text:p text:style-name="P15">Single Instruction, Multiple Theads/Data (SIMT/SIMD)</text:p>
        </text:list-item>
        <text:list-item>
          <text:p text:style-name="P15">per Warp wird immer nur 1 gemeinsamer Befehl ausgeführt </text:p>
        </text:list-item>
        <text:list-item>
          <text:p text:style-name="P15">wenn Datenabhängig mehrere Pfade möglich sind, werden Threads, die sich nicht auf dem aktuellen Pfad befinden, deaktiviert, während der aktuelle Pfad seriel abgearbeitet wird, bis alle Pfade abgearbeitet sind und die Threads wieder in einem einzigen Pfad arbeiten</text:p>
        </text:list-item>
      </text:list>
      <text:p text:style-name="P2"/>
      <text:p text:style-name="P3">Thread</text:p>
      <text:p text:style-name="P3"/>
      <text:list xml:id="list5477969155255074264" text:style-name="L2">
        <text:list-item>
          <text:p text:style-name="P16">Durchführung eines Kernels</text:p>
        </text:list-item>
        <text:list-item>
          <text:p text:style-name="P16">Ein Thread wird einem Streaming Prozessor („CUDA Core“) zugeteilt</text:p>
        </text:list-item>
        <text:list-item>
          <text:p text:style-name="P16">ein SP kann mehrere Threads bearbeiten</text:p>
        </text:list-item>
        <text:list-item>
          <text:p text:style-name="P16">Kernel kann den Threadindex nutzem um auf ein Element in einem gegebenen Datenarraz zuzugreifen</text:p>
        </text:list-item>
        <text:list-item>
          <text:p text:style-name="P16">so können alle Threads parallel mit einem Datenset arbeiten</text:p>
        </text:list-item>
      </text:list>
      <text:p text:style-name="P3"/>
      <text:p text:style-name="P4">Block</text:p>
      <text:p text:style-name="P4"/>
      <text:list xml:id="list386339016563110977" text:style-name="L3">
        <text:list-item>
          <text:p text:style-name="P17">Thread-Gruppe</text:p>
        </text:list-item>
        <text:list-item>
          <text:p text:style-name="P17">keine Aussage über die Threads im Block möglich, z.B. an welchem Ausführungspunk sie sind</text:p>
        </text:list-item>
        <text:list-item>
          <text:p text:style-name="P17">via syncthreads() wird die Ausführung der Threads gestoppt, biss alle anderen Threads in einem Block den Synchronisationspunkt erreicht haben</text:p>
        </text:list-item>
        <text:list-item>
          <text:p text:style-name="P18">ein Block wird einem Multiprozessor zugeteilt, kann nie auf mehrere SM aufgeteilt werden, ein MP kann aber mehrere Blöcke aufnehmen</text:p>
        </text:list-item>
      </text:list>
      <text:p text:style-name="P5">Grid</text:p>
      <text:p text:style-name="P5"/>
      <text:list xml:id="list892862260958030224" text:style-name="L4">
        <text:list-item>
          <text:p text:style-name="P19">Block-Gruppe</text:p>
        </text:list-item>
        <text:list-item>
          <text:p text:style-name="P19">keine Synchronisations zwischen Blöcken möglich</text:p>
        </text:list-item>
      </text:list>
      <text:p text:style-name="P5"/>
      <text:p text:style-name="P5">Context</text:p>
      <text:p text:style-name="P5"/>
      <text:list xml:id="list7353330464651050738" text:style-name="L5">
        <text:list-item>
          <text:p text:style-name="P20">Analog zu CPU Prozess</text:p>
        </text:list-item>
        <text:list-item>
          <text:p text:style-name="P20">jeder Context besitzt einen eigenen Adressraum</text:p>
        </text:list-item>
      </text:list>
      <text:p text:style-name="P5"/>
      <text:p text:style-name="P5">shared memorz</text:p>
      <text:p text:style-name="P5"/>
      <text:list xml:id="list3337560140684791399" text:style-name="L6">
        <text:list-item>
          <text:p text:style-name="P21">on-chip =&gt; schneller als lokaler und globaler Speicher („latency 100x lower than uncached global memory“)</text:p>
        </text:list-item>
        <text:list-item>
          <text:p text:style-name="P21">per Threadblock zugeteilt → alle Threads in einem Block können auf einen gemeinsamen Speicher zugreifen</text:p>
        </text:list-item>
        <text:list-item>
          <text:p text:style-name="P21">erlaubt schnellen Datenaustausch zwischen Threads eines Blocks</text:p>
        </text:list-item>
      </text:list>
      <text:p text:style-name="P5"/>
      <text:p text:style-name="P5"/>
      <text:p text:style-name="P5"/>
      <text:p text:style-name="P13">odd-even merge sort</text:p>
      <text:p text:style-name="P6"/>
      <text:p text:style-name="P6"/>
      <text:list xml:id="list7126009510225192016" text:style-name="L7">
        <text:list-item>
          <text:p text:style-name="P23">2 Phasen, odd-even Mergesort(n), danach odd-even Merge(n)</text:p>
        </text:list-item>
        <text:list-item>
          <text:p text:style-name="P24">„Sortiere alle ungerade und ungeraden Schlüssel, dann verbinde diese“</text:p>
        </text:list-item>
        <text:list-item>
          <text:p text:style-name="P26"><text:a xlink:type="simple" xlink:href="http://www.iti.fh-flensburg.de/lang/algorithmen/sortieren/networks/oemen.htm"><text:span text:style-name="T1">http://www.iti.fh-flensburg.de/lang/algorithmen/sortieren/networks/oemen.htm</text:span></text:a></text:p>
        </text:list-item>
      </text:list>
      <text:p text:style-name="P25"/>
      <text:p text:style-name="P7"/>
      <text:p text:style-name="P6">oddevenMergesort(n)</text:p>
      <text:p text:style-name="P6"><text:tab/>wenn n&gt; 1</text:p>
      <text:p text:style-name="P7"><text:span text:style-name="T1"><text:tab/><text:tab/>oddevenMergesort(n/2) auf a</text:span><text:span text:style-name="T13">0</text:span><text:span text:style-name="T1"> … a</text:span><text:span text:style-name="T13">n/2-1</text:span></text:p>
      <text:p text:style-name="P7"><text:span text:style-name="T1"><text:tab/><text:tab/>oddevenMergesort(n/2) auf a</text:span><text:span text:style-name="T13">n/2</text:span><text:span text:style-name="T1"> .. a</text:span><text:span text:style-name="T13">n-1</text:span></text:p>
      <text:p text:style-name="P8"><text:tab/><text:tab/>oddevenMerge(n)</text:p>
      <text:p text:style-name="P8"/>
      <text:p text:style-name="P8">oddevenMerge(n)</text:p>
      <text:p text:style-name="P8"><text:tab/>wenn n&gt;2</text:p>
      <text:p text:style-name="P8"><text:tab/><text:tab/>oddevenMerge(n/2) auf gerade Teilfolge</text:p>
      <text:p text:style-name="P8"><text:tab/><text:tab/>oddevenMerge(n/2) auf ungerade Teilfolge</text:p>
      <text:p text:style-name="P8"><text:tab/><text:span text:style-name="T14">sonst</text:span></text:p>
      <text:p text:style-name="P8"><text:tab/><text:tab/><text:span text:style-name="T14">vergleich(0:1) // tausche 0:1 wenn 0&gt;1</text:span></text:p>
      <text:p text:style-name="P8"/>
      <text:p text:style-name="P8"/>
      <text:p text:style-name="P8"/>
      <text:p text:style-name="P8"/>
      <text:p text:style-name="P31">Pi-Schätzung <text:span text:style-name="T15">via Monte Carlo Methode</text:span></text:p>
      <text:p text:style-name="P28"/>
      <text:p text:style-name="P29">Algorit<text:span text:style-name="T16">h</text:span>mus:</text:p>
      <text:p text:style-name="P9"><text:span text:style-name="T2">In einem </text:span><text:span text:style-name="T4">Quadrat</text:span><text:span text:style-name="T2"> mit der </text:span><text:span text:style-name="T4">Kantenlänge </text:span><text:span text:style-name="T2">1 wird ein Kreisviertel mit dem Radi</text:span><text:span text:style-name="T5">u</text:span><text:span text:style-name="T2">s 1 aufgespannt.</text:span></text:p>
      <text:p text:style-name="P10"><text:span text:style-name="T2">In n Versuchen werden die Katheten x und y eines rechtwinkligen Dreieckes </text:span><text:span text:style-name="T10">jeweils </text:span><text:span text:style-name="T8">mit einer Zufallszahl zwischen 0 und 1 belegt.</text:span></text:p>
      <text:p text:style-name="P9"><text:span text:style-name="T2">Mit x und y als Parameter wird ein rechtwinkliges Dreieck aufgespannt und dessen Hypotenuse mit 1 verglichen. Wenn diese &lt;= 1 ist, </text:span><text:span text:style-name="T9">liegt diese im Einheitskreis</text:span><text:span text:style-name="T2">.</text:span></text:p>
      <text:p text:style-name="P9"><text:span text:style-name="T2">Nach dem Durchlauf wird das Verhältnis zwischen der in dem Kreisviertel liegenden Elemente und de</text:span><text:span text:style-name="T3">r Gesamtversuche gebildet, um eine Schätzung des Verhältnis</text:span><text:span text:style-name="T7">ses</text:span><text:span text:style-name="T3"> der beiden Flächen zueinander zu erhalten. Dieses Verhältnis ist Pi/4, weswegen das Ergebniss mit 4 </text:span><text:span text:style-name="T6">m</text:span><text:span text:style-name="T3">ultipliziert wird, um die Schätzung für Pi zu erhalten.</text:span></text:p>
      <text:p text:style-name="P9"/>
      <text:p text:style-name="P9"/>
      <text:p text:style-name="P9"/>
      <text:p text:style-name="P30">rootbeer </text:p>
      <text:p text:style-name="P11"/>
      <text:p text:style-name="P11"/>
      <text:p text:style-name="P12">“A 702 error is a launch timeout. There is a watchdog timer that kicks in after 5 seconds that will terminate your program.<text:span text:style-name="T2">“ </text:span><text:a xlink:type="simple" xlink:href="https://github.com/pcpratts/rootbeer1/issues/93#issuecomment-16383811"><text:span text:style-name="T11">https://github.com/pcpratts/rootbeer1/issues/93#issuecomment-16383811</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ads </meta:initial-creator>
    <meta:creation-date>2015-11-05T08:29:33.047421076</meta:creation-date>
    <dc:date>2015-11-05T17:12:16.976561039</dc:date>
    <dc:creator>Scads </dc:creator>
    <meta:editing-duration>PT2H26M9S</meta:editing-duration>
    <meta:editing-cycles>33</meta:editing-cycles>
    <meta:generator>LibreOffice/4.2.8.2$Linux_X86_64 LibreOffice_project/420m0$Build-2</meta:generator>
    <meta:document-statistic meta:table-count="0" meta:image-count="0" meta:object-count="0" meta:page-count="4" meta:paragraph-count="50" meta:word-count="445" meta:character-count="3091" meta:non-whitespace-character-count="2703"/>
  </office:meta>
</office:document-meta>
</file>